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officeooo:paragraph-rsid="00343df3"/>
    </style:style>
    <style:style style:name="P3" style:family="paragraph" style:parent-style-name="Text_20_body">
      <style:text-properties officeooo:rsid="0043b1db" officeooo:paragraph-rsid="0043b1db"/>
    </style:style>
    <style:style style:name="P4" style:family="paragraph" style:parent-style-name="Text_20_body">
      <style:text-properties officeooo:rsid="0053d74b" officeooo:paragraph-rsid="0053d74b"/>
    </style:style>
    <style:style style:name="P5" style:family="paragraph" style:parent-style-name="Standard">
      <style:text-properties officeooo:rsid="000ca58a" officeooo:paragraph-rsid="000ca58a"/>
    </style:style>
    <style:style style:name="P6" style:family="paragraph" style:parent-style-name="Standard">
      <style:text-properties officeooo:rsid="000e4e66" officeooo:paragraph-rsid="000e4e66"/>
    </style:style>
    <style:style style:name="P7" style:family="paragraph" style:parent-style-name="Standard">
      <style:text-properties officeooo:paragraph-rsid="00107089"/>
    </style:style>
    <style:style style:name="P8" style:family="paragraph" style:parent-style-name="Standard">
      <style:text-properties officeooo:rsid="001447f0" officeooo:paragraph-rsid="001447f0"/>
    </style:style>
    <style:style style:name="P9" style:family="paragraph" style:parent-style-name="Standard">
      <style:text-properties officeooo:rsid="00190caf" officeooo:paragraph-rsid="00190caf"/>
    </style:style>
    <style:style style:name="P10" style:family="paragraph" style:parent-style-name="Standard">
      <style:text-properties fo:font-style="normal" style:text-underline-style="none" officeooo:rsid="001b93b1" officeooo:paragraph-rsid="001b93b1" style:font-style-asian="normal" style:font-style-complex="normal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0ca58a" officeooo:paragraph-rsid="000ca58a" style:font-weight-asian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c00000" fo:font-weight="bold" style:font-weight-asian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00000"/>
    </style:style>
    <style:style style:name="P21" style:family="paragraph" style:parent-style-name="Standard">
      <style:paragraph-properties fo:margin-left="8.89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2" style:family="paragraph" style:parent-style-name="Standard">
      <style:paragraph-properties fo:margin-left="7.62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fo:font-size="11pt" style:font-name-asian="Calibri1" style:font-size-asian="11pt"/>
    </style:style>
    <style:style style:name="P23" style:family="paragraph" style:parent-style-name="Standard">
      <style:paragraph-properties fo:margin-left="7.001cm" fo:margin-right="0cm" fo:margin-top="0cm" fo:margin-bottom="0cm" loext:contextual-spacing="false" fo:line-height="100%" fo:orphans="2" fo:widows="2" fo:text-indent="0cm" style:auto-text-indent="false"/>
      <style:text-properties officeooo:paragraph-rsid="000297d4"/>
    </style:style>
    <style:style style:name="P2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0000" fo:font-weight="bold" officeooo:paragraph-rsid="00018491" style:font-weight-asian="bold"/>
    </style:style>
    <style:style style:name="P28" style:family="paragraph" style:parent-style-name="Standard" style:master-page-name="Converted1">
      <style:paragraph-properties fo:margin-top="0cm" fo:margin-bottom="0cm" loext:contextual-spacing="false" fo:text-align="center" style:justify-single-word="false" style:page-number="1"/>
      <style:text-properties fo:font-weight="bold" style:font-weight-asian="bold"/>
    </style:style>
    <style:style style:name="P29" style:family="paragraph" style:parent-style-name="Standard">
      <style:text-properties officeooo:paragraph-rsid="0059cdc7"/>
    </style:style>
    <style:style style:name="P30" style:family="paragraph" style:parent-style-name="Text_20_body">
      <style:text-properties officeooo:rsid="00465fcb" officeooo:paragraph-rsid="004a8c28"/>
    </style:style>
    <style:style style:name="P31" style:family="paragraph" style:parent-style-name="Text_20_body">
      <style:text-properties officeooo:rsid="00568d2c" officeooo:paragraph-rsid="00568d2c"/>
    </style:style>
    <style:style style:name="P32" style:family="paragraph" style:parent-style-name="Heading_20_1" style:master-page-name="Converted2">
      <style:paragraph-properties style:page-number="3"/>
    </style:style>
    <style:style style:name="P33" style:family="paragraph" style:parent-style-name="Heading_20_1">
      <style:paragraph-properties fo:break-before="page"/>
      <style:text-properties officeooo:paragraph-rsid="00246e2c"/>
    </style:style>
    <style:style style:name="P34" style:family="paragraph" style:parent-style-name="Heading_20_2">
      <style:text-properties officeooo:paragraph-rsid="0003cb05"/>
    </style:style>
    <style:style style:name="P35" style:family="paragraph" style:parent-style-name="Heading_20_2">
      <style:text-properties officeooo:paragraph-rsid="00246e2c"/>
    </style:style>
    <style:style style:name="P36" style:family="paragraph" style:parent-style-name="Heading_20_2">
      <style:text-properties officeooo:rsid="00246e2c" officeooo:paragraph-rsid="00246e2c"/>
    </style:style>
    <style:style style:name="P37" style:family="paragraph" style:parent-style-name="Heading_20_2">
      <style:text-properties officeooo:rsid="00329fec" officeooo:paragraph-rsid="00329fec"/>
    </style:style>
    <style:style style:name="P38" style:family="paragraph" style:parent-style-name="List_20_Paragraph" style:list-style-name="WWNum15"/>
    <style:style style:name="P39" style:family="paragraph" style:parent-style-name="List_20_Paragraph" style:list-style-name="WWNum14"/>
    <style:style style:name="P40" style:family="paragraph" style:parent-style-name="List_20_Paragraph" style:list-style-name="WWNum14">
      <style:text-properties fo:color="#c00000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c00000"/>
    </style:style>
    <style:style style:name="T2" style:family="text">
      <style:text-properties fo:color="#c00000" fo:font-size="11pt" fo:font-weight="bold" style:font-name-asian="Calibri1" style:font-size-asian="11pt" style:font-weight-asian="bold"/>
    </style:style>
    <style:style style:name="T3" style:family="text">
      <style:text-properties fo:color="#c00000" officeooo:rsid="0059cdc7"/>
    </style:style>
    <style:style style:name="T4" style:family="text">
      <style:text-properties fo:font-size="11pt" style:font-name-asian="Calibri1" style:font-size-asian="11pt"/>
    </style:style>
    <style:style style:name="T5" style:family="text">
      <style:text-properties fo:letter-spacing="0.002cm"/>
    </style:style>
    <style:style style:name="T6" style:family="text">
      <style:text-properties fo:color="#000000" fo:font-size="11pt" fo:font-weight="normal" style:font-name-asian="Calibri1" style:font-size-asian="11pt" style:font-weight-asian="normal" style:font-weight-complex="normal"/>
    </style:style>
    <style:style style:name="T7" style:family="text">
      <style:text-properties fo:color="#000000" fo:font-size="11pt" fo:font-weight="normal" officeooo:rsid="000297d4" style:font-name-asian="Calibri1" style:font-size-asian="11pt" style:font-weight-asian="normal" style:font-weight-complex="normal"/>
    </style:style>
    <style:style style:name="T8" style:family="text">
      <style:text-properties officeooo:rsid="000297d4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normal" officeooo:rsid="000297d4" style:font-name-asian="Calibri1" style:font-size-asian="11pt" style:font-weight-asian="normal" style:font-weight-complex="normal"/>
    </style:style>
    <style:style style:name="T10" style:family="text">
      <style:text-properties officeooo:rsid="000e4e6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7089" style:font-style-asian="italic" style:font-style-complex="italic"/>
    </style:style>
    <style:style style:name="T13" style:family="text">
      <style:text-properties fo:font-style="italic" officeooo:rsid="000e4e66" style:font-style-asian="italic" style:font-style-complex="italic"/>
    </style:style>
    <style:style style:name="T14" style:family="text">
      <style:text-properties fo:font-style="italic" officeooo:rsid="002a71af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07089" style:font-style-asian="normal" style:font-style-complex="normal"/>
    </style:style>
    <style:style style:name="T17" style:family="text">
      <style:text-properties fo:font-style="normal" officeooo:rsid="0024337b" style:font-style-asian="normal" style:font-style-complex="normal"/>
    </style:style>
    <style:style style:name="T18" style:family="text">
      <style:text-properties fo:font-style="normal" officeooo:rsid="002a71af" style:font-style-asian="normal" style:font-style-complex="normal"/>
    </style:style>
    <style:style style:name="T19" style:family="text">
      <style:text-properties fo:font-style="normal" officeooo:rsid="002bf5c5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13691e" style:font-style-asian="normal" style:font-style-complex="normal"/>
    </style:style>
    <style:style style:name="T22" style:family="text">
      <style:text-properties fo:font-style="normal" style:text-underline-style="none" officeooo:rsid="00107089" style:font-style-asian="normal" style:font-style-complex="normal"/>
    </style:style>
    <style:style style:name="T23" style:family="text">
      <style:text-properties fo:font-style="normal" style:text-underline-style="none" officeooo:rsid="0017aa04" style:font-style-asian="normal" style:font-style-complex="normal"/>
    </style:style>
    <style:style style:name="T24" style:family="text">
      <style:text-properties fo:font-style="normal" style:text-underline-style="none" officeooo:rsid="00190caf" style:font-style-asian="normal" style:font-style-complex="normal"/>
    </style:style>
    <style:style style:name="T25" style:family="text">
      <style:text-properties fo:font-style="normal" style:text-underline-style="none" officeooo:rsid="001b93b1" style:font-style-asian="normal" style:font-style-complex="normal"/>
    </style:style>
    <style:style style:name="T26" style:family="text">
      <style:text-properties officeooo:rsid="00107089"/>
    </style:style>
    <style:style style:name="T27" style:family="text">
      <style:text-properties officeooo:rsid="0021d2a1"/>
    </style:style>
    <style:style style:name="T28" style:family="text">
      <style:text-properties officeooo:rsid="0021f64d"/>
    </style:style>
    <style:style style:name="T29" style:family="text">
      <style:text-properties officeooo:rsid="00270fdb"/>
    </style:style>
    <style:style style:name="T30" style:family="text">
      <style:text-properties officeooo:rsid="002907af"/>
    </style:style>
    <style:style style:name="T31" style:family="text">
      <style:text-properties officeooo:rsid="00299bdf"/>
    </style:style>
    <style:style style:name="T32" style:family="text">
      <style:text-properties style:font-name="Times New Roman" fo:font-style="italic" style:font-style-asian="italic" style:font-style-complex="italic"/>
    </style:style>
    <style:style style:name="T33" style:family="text">
      <style:text-properties style:font-name="Times New Roman" fo:font-style="italic" officeooo:rsid="00299bdf" style:font-style-asian="italic" style:font-style-complex="italic"/>
    </style:style>
    <style:style style:name="T34" style:family="text">
      <style:text-properties style:font-name="Times New Roman" fo:font-style="italic" officeooo:rsid="002a71af" style:font-style-asian="italic" style:font-style-complex="italic"/>
    </style:style>
    <style:style style:name="T35" style:family="text">
      <style:text-properties officeooo:rsid="002a71af"/>
    </style:style>
    <style:style style:name="T36" style:family="text">
      <style:text-properties fo:font-weight="normal" officeooo:rsid="002aa1fb" style:font-weight-asian="normal" style:font-weight-complex="normal"/>
    </style:style>
    <style:style style:name="T37" style:family="text">
      <style:text-properties fo:font-weight="normal" officeooo:rsid="003d2a29" style:font-weight-asian="normal" style:font-weight-complex="normal"/>
    </style:style>
    <style:style style:name="T38" style:family="text">
      <style:text-properties officeooo:rsid="002bf5c5"/>
    </style:style>
    <style:style style:name="T39" style:family="text">
      <style:text-properties officeooo:rsid="003029ae"/>
    </style:style>
    <style:style style:name="T40" style:family="text">
      <style:text-properties officeooo:rsid="003f0712"/>
    </style:style>
    <style:style style:name="T41" style:family="text">
      <style:text-properties officeooo:rsid="0037bfd5"/>
    </style:style>
    <style:style style:name="T42" style:family="text">
      <style:text-properties officeooo:rsid="0041794e"/>
    </style:style>
    <style:style style:name="T43" style:family="text">
      <style:text-properties officeooo:rsid="0044e1b0"/>
    </style:style>
    <style:style style:name="T44" style:family="text">
      <style:text-properties officeooo:rsid="0058908b"/>
    </style:style>
    <style:style style:name="T45" style:family="text">
      <style:text-properties officeooo:rsid="0059cdc7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FAESA CENTRO UNIVERSITÁRIO</text:p>
      <text:p text:style-name="P12">CIÊNCIA DA COMPUTAÇÃO</text:p>
      <text:p text:style-name="P12"/>
      <text:p text:style-name="P14"/>
      <text:p text:style-name="P12"/>
      <text:p text:style-name="P12"/>
      <text:p text:style-name="P12">RAFAEL DE OLIVEIRA COSTA</text:p>
      <text:p text:style-name="P12">ROBSON SANTOS RODRIGUES</text:p>
      <text:p text:style-name="P12"/>
      <text:p text:style-name="P12"/>
      <text:p text:style-name="P12"/>
      <text:p text:style-name="P12"/>
      <text:p text:style-name="P16">VISÃO COMPUTACIONAL E REDES NEURAIS ARTIFICIAIS PARA ENSINAR UM COMPUTADOR A JOGAR MEGA MA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VITÓRIA</text:p>
      <text:p text:style-name="P17">2018</text:p>
      <text:p text:style-name="P28">RAFAEL DE OLIVEIRA COSTA</text:p>
      <text:p text:style-name="P12">ROBSON SANTOS RODRIGU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VISÃO COMPUTACIONAL E REDES NEURAIS ARTIFICIAIS PARA ENSINAR UM COMPUTADOR A JOGAR MEGA MAN X6</text:p>
      <text:p text:style-name="P21"/>
      <text:p text:style-name="P21"/>
      <text:p text:style-name="P21"/>
      <text:p text:style-name="P22"/>
      <text:p text:style-name="P23"><text:span text:style-name="T4">Projeto de Pesquisa do Trabalho de Conclusão do Curso de Graduação em Ciência da Computação apresentado ao </text:span><text:span text:style-name="T6">Faesa Centro Universitári</text:span><text:span text:style-name="T7">o</text:span><text:span text:style-name="T4">, sob orientação do prof. </text:span><text:span text:style-name="T9">Howard Roatti</text:span><text:span text:style-name="T2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13"><text:bookmark text:name="_GoBack"/></text:p>
      <text:p text:style-name="P17"/>
      <text:p text:style-name="P17">VITÓRIA</text:p>
      <text:p text:style-name="P17">201<text:span text:style-name="T8">8</text:span></text:p>
      <text:p text:style-name="P14"><text:soft-page-break/>SUMÁRIO</text:p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"><text:a xlink:type="simple" xlink:href="#__RefHeading___Toc503_1894743545" text:style-name="Internet_20_link" text:visited-style-name="Visited_20_Internet_20_Link"><text:s/>1 INTRODUÇÃO<text:tab/>3</text:a></text:p>
          <text:p text:style-name="P25"><text:a xlink:type="simple" xlink:href="#__RefHeading___Toc313_1736947057" text:style-name="Internet_20_link" text:visited-style-name="Visited_20_Internet_20_Link"><text:s/>1.1 PROBLEMA<text:tab/>3</text:a></text:p>
          <text:p text:style-name="P25"><text:a xlink:type="simple" xlink:href="#__RefHeading___Toc315_1736947057" text:style-name="Internet_20_link" text:visited-style-name="Visited_20_Internet_20_Link"><text:s/>1.2 FORMULAÇÃO DO PROBLEMA<text:tab/>4</text:a></text:p>
          <text:p text:style-name="P25"><text:a xlink:type="simple" xlink:href="#__RefHeading___Toc317_1736947057" text:style-name="Internet_20_link" text:visited-style-name="Visited_20_Internet_20_Link"><text:s/>1.3 HIPÓTESE – ESCREVER A HIPÓTESE<text:tab/>4</text:a></text:p>
          <text:p text:style-name="P25"><text:a xlink:type="simple" xlink:href="#__RefHeading___Toc319_1736947057" text:style-name="Internet_20_link" text:visited-style-name="Visited_20_Internet_20_Link"><text:s/>1.4 OBJETIVOS<text:tab/>4</text:a></text:p>
          <text:p text:style-name="P26"><text:a xlink:type="simple" xlink:href="#__RefHeading___Toc323_1736947057" text:style-name="Internet_20_link" text:visited-style-name="Visited_20_Internet_20_Link"><text:s/>1.4.1 Objetivo Geral<text:tab/>4</text:a></text:p>
          <text:p text:style-name="P26"><text:a xlink:type="simple" xlink:href="#__RefHeading___Toc505_1894743545" text:style-name="Internet_20_link" text:visited-style-name="Visited_20_Internet_20_Link"><text:s/>1.4.2 Objetivos específicos<text:tab/>4</text:a></text:p>
          <text:p text:style-name="P25"><text:a xlink:type="simple" xlink:href="#__RefHeading___Toc507_1894743545" text:style-name="Internet_20_link" text:visited-style-name="Visited_20_Internet_20_Link"><text:s/>1.5 JUSTIFICATIVA<text:tab/>4</text:a></text:p>
          <text:p text:style-name="P24"><text:a xlink:type="simple" xlink:href="#__RefHeading___Toc546_1971144071" text:style-name="Internet_20_link" text:visited-style-name="Visited_20_Internet_20_Link"><text:s/>2 REFERÊNCIAL TEÓRICO<text:tab/>6</text:a></text:p>
          <text:p text:style-name="P25"><text:a xlink:type="simple" xlink:href="#__RefHeading___Toc548_1971144071" text:style-name="Internet_20_link" text:visited-style-name="Visited_20_Internet_20_Link"><text:s/>2.1 APRENDIZADO DE MÁQUINA<text:tab/>6</text:a></text:p>
          <text:p text:style-name="P25"><text:a xlink:type="simple" xlink:href="#__RefHeading___Toc550_1971144071" text:style-name="Internet_20_link" text:visited-style-name="Visited_20_Internet_20_Link"><text:s/>2.2 VISÃO COMPUTACIONAL<text:tab/>6</text:a></text:p>
          <text:p text:style-name="P26"><text:a xlink:type="simple" xlink:href="#__RefHeading___Toc552_1971144071" text:style-name="Internet_20_link" text:visited-style-name="Visited_20_Internet_20_Link"><text:s/>2.2.1 OpenCV<text:tab/>6</text:a></text:p>
          <text:p text:style-name="P26"><text:a xlink:type="simple" xlink:href="#__RefHeading___Toc554_1971144071" text:style-name="Internet_20_link" text:visited-style-name="Visited_20_Internet_20_Link"><text:s/>2.2.2 Python-mss<text:tab/>7</text:a></text:p>
          <text:p text:style-name="P25"><text:a xlink:type="simple" xlink:href="#__RefHeading___Toc556_1971144071" text:style-name="Internet_20_link" text:visited-style-name="Visited_20_Internet_20_Link"><text:s/>2.3 REDES NEURAIS ARTIFICIAIS<text:tab/>7</text:a></text:p>
          <text:p text:style-name="P25"><text:a xlink:type="simple" xlink:href="#__RefHeading___Toc558_1971144071" text:style-name="Internet_20_link" text:visited-style-name="Visited_20_Internet_20_Link"><text:s/>2.4 APRENDIZAGEM PROFUNDA<text:tab/>7</text:a></text:p>
          <text:p text:style-name="P25"><text:a xlink:type="simple" xlink:href="#__RefHeading___Toc560_1971144071" text:style-name="Internet_20_link" text:visited-style-name="Visited_20_Internet_20_Link"><text:s/>2.5 APRENDIZADO POR REFORÇO<text:tab/>7</text:a></text:p>
        </text:index-body>
      </text:table-of-content>
      <text:p text:style-name="P14"/>
      <text:p text:style-name="P14"/>
      <text:p text:style-name="P14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1"><text:bookmark-start text:name="__RefHeading___Toc503_1894743545"/><text:bookmark-start text:name="_Toc524189383"/>INTRODUÇÃO<text:bookmark-end text:name="__RefHeading___Toc503_1894743545"/><text:bookmark-end text:name="_Toc524189383"/></text:h>
      <text:p text:style-name="P5"><text:span text:style-name="T27">Diversos projetos fazem uso de</text:span> inteligência artificial para jogar jogos dos mais variados tipos, porém <text:span text:style-name="T27">poucos utilizam</text:span> um meio comum ao ser humano, a visão. <text:span text:style-name="T27">O ser humano utiliza</text:span> a visão para obter informações sobre um jogo qualquer e com base no que está vendo toma <text:span text:style-name="T28">decições </text:span>buscando cumprir seu objetivo.</text:p>
      <text:p text:style-name="P5">Com a evolução dos computadores em relação a velocidade de processamento, <text:span text:style-name="T10">quantidade maiores de memória</text:span> e técnicas algoritmicas mais avançadas, é possível pensar em um computador imitando esse comportamento.</text:p>
      <text:p text:style-name="P6">O jogo usado para a demonstração foi o Megaman 3, um famoso jogo de plataforma lançado para o console NES <text:span text:style-name="T11">(Nintendo Enterteiment System)</text:span><text:span text:style-name="T15"> no ano de 1990. O jogo funciona de uma forma simples: escolhe-se uma fase, chega-</text:span><text:span text:style-name="T17">se</text:span><text:span text:style-name="T15"> ao fim da fase </text:span><text:span text:style-name="T17">passando por inimigos e obstáculos</text:span><text:span text:style-name="T15">, derrota-</text:span><text:span text:style-name="T17">se</text:span><text:span text:style-name="T15"> o chefe e </text:span><text:span text:style-name="T17">o processo se repete para o restante das fases variando os obstáculos e inimigos</text:span><text:span text:style-name="T15">.</text:span></text:p>
      <text:p text:style-name="P5">Neste trabalho será <text:span text:style-name="T10">dada uma demonstração da possibilidade de se ensinar um computador a jogar </text:span><text:span text:style-name="T13">videogame</text:span><text:span text:style-name="T10"> como um ser humano, usando a visão como entrada de dados.</text:span></text:p>
      <text:h text:style-name="Heading_20_2" text:outline-level="2"><text:bookmark-start text:name="_Toc524189384"/><text:bookmark-start text:name="__RefHeading___Toc313_1736947057"/>PROBLEMA<text:bookmark-end text:name="_Toc524189384"/><text:bookmark-end text:name="__RefHeading___Toc313_1736947057"/></text:h>
      <text:p text:style-name="P7"><text:span text:style-name="T26">Existem projetos que demonstram a possibilidade de ensinar um computador a jogar videogame, como o projeto MarI/O. Nele um computador é instruído a completar uma fase de </text:span><text:span text:style-name="T12">Super Mario Word</text:span><text:span text:style-name="T16">, coletando informações da memória do emulador e usando como entrada para treinar a </text:span><text:span text:style-name="T22">Rede Neura</text:span><text:span text:style-name="T21">l que ele possui</text:span><text:span text:style-name="T22">.</text:span></text:p>
      <text:p text:style-name="P8"><text:span text:style-name="T22">O </text:span><text:span text:style-name="T20">problema proposto por este trabalho é parecido em muita coisa com o MarI/O, no que diz respeito a tomadas de decisão, já que ambos os jogos são de plataforma e objetivo é chegar ao fim d</text:span><text:span text:style-name="T23">e uma</text:span><text:span text:style-name="T20"> fase. </text:span><text:span text:style-name="T24">A ideia de como o personagem deste projeto toma as decisões provavelmente será considerada ao longo deste trabalho, sendo usado várias vezes para consulta.</text:span></text:p>
      <text:p text:style-name="P9"><text:soft-page-break/><text:span text:style-name="T20">Já na </text:span><text:span text:style-name="T25">área</text:span><text:span text:style-name="T20"> de visão computacional existe uma variedade enorme de algoritmos e projetos que tem como objetivo a detecção de objetos, necessária para a alimentação do algoritmo de tomada de decisão </text:span><text:span text:style-name="T25">de controle do personagem</text:span><text:span text:style-name="T20">.</text:span></text:p>
      <text:p text:style-name="P10">….</text:p>
      <text:h text:style-name="Heading_20_2" text:outline-level="2"><text:bookmark-start text:name="_Toc524189385"/><text:bookmark-start text:name="__RefHeading___Toc315_1736947057"/>FORMULAÇÃO DO PROBLEMA<text:bookmark-end text:name="_Toc524189385"/><text:bookmark-end text:name="__RefHeading___Toc315_1736947057"/></text:h>
      <text:p text:style-name="Text_20_body">É possível ensinar o computador a jogar um jogo de <text:span text:style-name="T11">vídeo game</text:span><text:span text:style-name="T1"> </text:span>utilizando como entrada para o processamento somente imagens, de tal maneira a simular o que o ser humano faz?</text:p>
      <text:h text:style-name="P34" text:outline-level="2"><text:bookmark-start text:name="__RefHeading___Toc317_1736947057"/><text:bookmark-start text:name="_Toc524189386"/>HIPÓTESE<text:bookmark-end text:name="__RefHeading___Toc317_1736947057"/><text:bookmark-end text:name="_Toc524189386"/></text:h>
      <text:p text:style-name="P31">É possível desenvolver um programa inteligente que consiga jogar Mega Man usando como entrada apenas a tela do jogo, utilizando pra isso técnicas de visão computacional e redes neurais artificiais.</text:p>
      <text:h text:style-name="P34" text:outline-level="2"><text:bookmark-start text:name="__RefHeading___Toc319_1736947057"/><text:bookmark-start text:name="_Toc524189387"/>OBJETIVOS<text:bookmark-end text:name="__RefHeading___Toc319_1736947057"/><text:bookmark-end text:name="_Toc524189387"/></text:h>
      <text:h text:style-name="Heading_20_3" text:outline-level="3"><text:bookmark-start text:name="_Toc524189388"/><text:bookmark-start text:name="__RefHeading___Toc323_1736947057"/>Objetivo Geral<text:bookmark-end text:name="_Toc524189388"/><text:bookmark-end text:name="__RefHeading___Toc323_1736947057"/></text:h>
      <text:p text:style-name="Text_20_body">Desenvolver uma inteligência artificial que possa jogar Mega Man utilizando como entrada os dados obtidos por visão computacional. No fim do experimento o computado deverá conseguir jogar relativamente bem, evitando danos dos inimigos e desenvolvendo maneiras próprias de derrotar o oponente final de fase.</text:p>
      <text:h text:style-name="Heading_20_3" text:outline-level="3"><text:bookmark-start text:name="__RefHeading___Toc505_1894743545"/><text:bookmark-start text:name="_Toc524189389"/>Objetivos<text:span text:style-name="T5"> </text:span>específicos<text:bookmark-end text:name="__RefHeading___Toc505_1894743545"/><text:bookmark-end text:name="_Toc524189389"/></text:h>
      <text:list xml:id="list782114389419321796" text:style-name="WWNum15">
        <text:list-item>
          <text:p text:style-name="P38">Emular o jogo e capturar a tela <text:span text:style-name="T27">para</text:span><text:span text:style-name="T1"> </text:span>utilizá-la em código<text:span text:style-name="T1">.</text:span></text:p>
        </text:list-item>
        <text:list-item>
          <text:p text:style-name="P38">Aplicar técnicas de visão <text:span text:style-name="T44">para processar as imagens obtidas</text:span><text:span text:style-name="T1">.</text:span></text:p>
        </text:list-item>
      </text:list>
      <text:list xml:id="list3023473165375138613" text:style-name="WWNum14">
        <text:list-item>
          <text:p text:style-name="P39">Extrair informações úteis a partir dos dados gerados pela visão<text:span text:style-name="T1">, como distinguir um inimigo de uma parte do cenário.</text:span></text:p>
        </text:list-item>
        <text:list-item>
          <text:p text:style-name="P39">Desenvolver uma IA que consiga aprender a lógica do jogo<text:span text:style-name="T1">, e saiba </text:span>avaliar o sucesso do fracasso a partir das informações obtidas pela visão<text:span text:style-name="T1">.</text:span></text:p>
        </text:list-item>
        <text:list-item>
          <text:p text:style-name="P40"><text:soft-page-break/>A IA tomar decisões que melhorem seu desempenho no jogo.<text:bookmark text:name="_Toc524189390"/></text:p>
        </text:list-item>
      </text:list>
      <text:h text:style-name="Heading_20_2" text:outline-level="2"><text:bookmark-start text:name="__RefHeading___Toc507_1894743545"/>JUSTIFICATIVA<text:bookmark-end text:name="__RefHeading___Toc507_1894743545"/></text:h>
      <text:p text:style-name="Text_20_body">Uma máquina que utiliza a <text:s/>visão e redes neurais para tomar decisões que a leve a cumprir o objetivo de um jogo, poderia usar o mesmo tipo de técnica para realizar outros tipos de tarefas. A demonstração prática desse trabalho visa demonstrar que a inteligência artificial atingiu um nível mínimo de maturidade que abre um leque de possíbilidades, por exemplo, automatização de seleção de melhores legumes em um <text:s/>processo de separação, carros, caminhões e ônibus autônomos, sistemas de busca por pessoas desaparecidas ligados em uma grande rede de câmeras conectadas ou até mesmo automatizar a venda e compra de ações na bolsa de valores.</text:p>
      <text:h text:style-name="P33" text:outline-level="1"><text:bookmark-start text:name="__RefHeading___Toc546_1971144071"/>REFERÊNCIAL TEÓRICO<text:bookmark-end text:name="__RefHeading___Toc546_1971144071"/></text:h>
      <text:p text:style-name="Text_20_body">Neste capitulo será evidenciado algumas teorias e aplicações de conceitos chaves que contribuíram para a elaboração desse projeto.</text:p>
      <text:h text:style-name="Heading_20_2" text:outline-level="2"><text:bookmark-start text:name="__RefHeading___Toc548_1971144071"/>APRENDIZADO DE M<text:span text:style-name="T42">Á</text:span>QUINA<text:bookmark-end text:name="__RefHeading___Toc548_1971144071"/></text:h>
      <text:p text:style-name="P3">Uma área onde o foco de estudo é ensinar o computador a aprender com base em <text:s/>experiências, para <text:span text:style-name="T43">exemplificação</text:span>, imagine a situação de<text:span text:style-name="T43"> ratos e iscas envenenadas, ao encontrar um novo alimento com características diferentes os ratos <text:s/>a comem em menor quantidade, essa nova alimentação irá produzir um estado fisiológico, se o novo estado for ruim, ou seja, causar mal-estar nos animais, ela será associada a esse estado e <text:s/>futuramente eles ignorarão qualquer comida com essas carácteristicas (SHWARTZ; DAVID, 2014, p. 19, tradução nossa).</text:span></text:p>
      <text:p text:style-name="P30">Olhando por um lado simplista essa situação, bastaria fazer o computador memorizar uma grande quantidades de dados e compará-los a <text:s/>entrada para chegar em um resultado, mas e se a entrada não existir no conteúdo armazenado? A diferença dessa abordagem simples com o que os ratos fizeram está na capacidade de generalização, depois de passarem pela experiência, eles conseguem generalizar para qualquer entrada(comida). <text:s/>Uma máquina que aprende é aquela que ao ser treinada consegue generalizar qualquer entrada reconhendo padrões (SHWARTZ; DAVID, 2014, p. 20, tradução nossa).</text:p>
      <text:h text:style-name="P35" text:outline-level="2"><text:bookmark-start text:name="__RefHeading___Toc550_1971144071"/>VISÃO COMPUTACIONAL<text:bookmark-end text:name="__RefHeading___Toc550_1971144071"/></text:h>
      <text:p text:style-name="P2">Visão computacional faz uso de diversos algoritmos de Deep Learnig como rede neurais profundas, redes neurais profundas convolucionais, redes de crenças profundas e redes neurais recorrentes. (LOPES; BRAGA, 2017, p. 10). </text:p>
      <text:h text:style-name="Heading_20_3" text:outline-level="3"><text:bookmark-start text:name="__RefHeading___Toc552_1971144071"/>OpenCV<text:bookmark-end text:name="__RefHeading___Toc552_1971144071"/></text:h>
      <text:p text:style-name="Text_20_body">OpenCV (Open Source Computer Vision Library) é uma biblioteca de código aberto criada para auxiliar trabalhos no campo de visão computacional e machine learning. Conta com vários algoritmos altamente otimizados escritos em C/C++, alguns usam processamento multi-core, para garantir um tempo de resposta ótimo. Ideal para <text:soft-page-break/>aplicações em tempo real. Neste trabalho foi usado a interface do OpenCV para Python3. Utilizado para processar as imagens do jogo e obter informações como posição do personagem e a quantidade de vida <text:span text:style-name="T40">(ABOUT..., [2018?], tradução nossa).</text:span></text:p>
      <text:h text:style-name="Heading_20_3" text:outline-level="3"><text:bookmark-start text:name="__RefHeading___Toc554_1971144071"/>Python-mss<text:bookmark-end text:name="__RefHeading___Toc554_1971144071"/></text:h>
      <text:p text:style-name="Text_20_body"><text:span text:style-name="T41">É uma biblioteca de código aberto que disponibiliza funções ultra rápidas de captura de múltiplas telas. Usada neste trabalho para se obter a tela do jogo, fonte "cru" dos dados de entrada (</text:span>W<text:span text:style-name="T40">ELCOME..., [2018?], tradução nossa).</text:span></text:p>
      <text:p text:style-name="Text_20_body"/>
      <text:h text:style-name="P36" text:outline-level="2"><text:bookmark-start text:name="__RefHeading___Toc556_1971144071"/>REDES NEURAIS ARTIFICIAIS <text:bookmark-end text:name="__RefHeading___Toc556_1971144071"/></text:h>
      <text:p text:style-name="P4">O cérebro para realizar processamento utiliza vários elementos chamados neurônios, tarefas simples que demoram dias em um computado podem ser feitas por ele em questão de 100 á 200 ms. Uma característica muito interessante do cérebro <text:s/>é a plásticidade </text:p>
      <text:h text:style-name="P37" text:outline-level="2"><text:bookmark-start text:name="__RefHeading___Toc558_1971144071"/>APRENDIZAGEM PROFUNDA<text:bookmark-end text:name="__RefHeading___Toc558_1971144071"/></text:h>
      <text:p text:style-name="Text_20_body"/>
      <text:h text:style-name="Heading_20_2" text:outline-level="2"><text:bookmark-start text:name="__RefHeading___Toc560_1971144071"/>A<text:span text:style-name="T29">PRENDIZADO POR REFORÇO</text:span><text:bookmark-end text:name="__RefHeading___Toc560_1971144071"/></text:h>
      <text:p text:style-name="Text_20_body"><text:span text:style-name="T30">No modelo de aprendizagem por reforço o agente deve explorar o ambiente <text:s text:c="2"/>encontrando uma política </text:span><text:span text:style-name="T32">π</text:span> <text:span text:style-name="T31">para mapear estados em ações. Ao interagir com o meio ele recebe um entrada </text:span><text:span text:style-name="T33">i </text:span><text:span text:style-name="T34">, </text:span><text:span text:style-name="T35">uma indicacão do estado atual </text:span><text:span text:style-name="T34">s</text:span><text:span text:style-name="T14">, </text:span><text:span text:style-name="T18">e com base nesse estado o agente escolhe uma ação </text:span><text:span text:style-name="T34">a</text:span><text:span text:style-name="T18"> para gerar uma saída, essa ação irá alterar o estado do ambie</text:span><text:span text:style-name="T19">n</text:span><text:span text:style-name="T18">te e logo em seguida o agente receberá uma mensagem de reforço, um escalar <text:s/></text:span><text:span text:style-name="T34">r, </text:span>lembrando que todo o compotame<text:span text:style-name="T39">n</text:span>to do agente tem que tender a m<text:span text:style-name="T38">aximizar o sinal de refoço (KAELBLING; LITTMAN; </text:span><text:span text:style-name="T36">MOORE, 1996, p. 238, </text:span><text:span text:style-name="T37">tradução nossa</text:span><text:span text:style-name="T36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423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text-properties fo:font-weight="bold" style:font-weight-asian="bold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/>
      <style:text-properties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.353cm" fo:margin-bottom="0cm" loext:contextual-spacing="false" fo:keep-together="always" fo:text-indent="0cm" style:auto-text-indent="false" style:page-number="auto" fo:keep-with-next="always">
        <style:tab-stops/>
      </style:paragraph-properties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81cm" fo:margin-right="0cm" fo:text-indent="-1.249cm" style:auto-text-indent="false"/>
    </style:style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orphans="2" fo:widows="2" fo:keep-with-next="always"/>
      <style:text-properties fo:color="#365f91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423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.423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Arial2" style:font-family-asian="Arial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har" style:display-name="Título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 fo:font-size="12pt" fo:language="pt" fo:country="BR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letter-spacing="normal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99%"/>
    </style:style>
    <style:style style:name="ListLabel_20_2" style:display-name="ListLabel 2" style:family="text"/>
    <style:style style:name="ListLabel_20_3" style:display-name="ListLabel 3" style:family="text">
      <style:text-properties fo:font-size="14pt" fo:letter-spacing="-0.002cm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 style:text-scale="100%"/>
    </style:style>
    <style:style style:name="ListLabel_20_4" style:display-name="ListLabel 4" style:family="text">
      <style:text-properties fo:font-size="12pt" fo:letter-spacing="-0.004cm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 style:text-scale="99%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0000" fo:font-weight="bold" style:font-weight-asian="norma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1.75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1cm" fo:margin-left="0.81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1cm" fo:margin-left="2.36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1cm" fo:margin-left="3.923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1cm" fo:margin-left="5.47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1cm" fo:margin-left="7.03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1cm" fo:margin-left="8.5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1cm" fo:margin-left="10.14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1cm" fo:margin-left="11.70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1cm" fo:margin-left="13.2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937cm" fo:margin-left="1.11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51cm" fo:margin-left="1.427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51cm" fo:margin-left="4.7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51cm" fo:margin-left="6.39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51cm" fo:margin-left="8.0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51cm" fo:margin-left="9.721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51cm" fo:margin-left="11.382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51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1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2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6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3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813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08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5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23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89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6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33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70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1.016cm" fo:margin-left="2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47cm" fo:min-width="0.379cm" fo:padding-top="0cm" fo:padding-bottom="0cm" fo:padding-left="0cm" fo:padding-right="0cm" fo:wrap-option="wrap" fo:margin-left="0.318cm" fo:margin-right="0.321cm" fo:margin-top="0.011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3cm" fo:margin-right="2cm" style:shadow="none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2cm" fo:margin-left="3cm" fo:margin-right="2cm" style:writing-mode="lr-tb" style:layout-grid-color="#c0c0c0" style:layout-grid-lines="24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0.378cm" svg:height="0.546cm" svg:x="18.695cm" svg:y="1.228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2">
      <style:header>
        <text:p text:style-name="MP1"/>
      </style:header>
    </style:master-page>
    <style:master-page style:name="Converted2" style:page-layout-name="Mpm3">
      <style:header>
        <text:p text:style-name="MP3"><text:page-number text:select-page="current">7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squisaRobsonRafael</dc:title>
    <meta:initial-creator>Robson Rodrigues;Rafael de Oliveira</meta:initial-creator>
    <meta:editing-cycles>67</meta:editing-cycles>
    <meta:print-date>2018-09-07T04:08:00</meta:print-date>
    <meta:creation-date>2018-09-10T18:54:00</meta:creation-date>
    <dc:date>2018-10-20T12:17:12.404088478</dc:date>
    <meta:editing-duration>PT12H32M13S</meta:editing-duration>
    <meta:generator>LibreOffice/5.1.6.2$Linux_X86_64 LibreOffice_project/10m0$Build-2</meta:generator>
    <dc:subject>Visão Computacional usada para tomada de decisões</dc:subject>
    <meta:document-statistic meta:table-count="0" meta:image-count="0" meta:object-count="0" meta:page-count="9" meta:paragraph-count="72" meta:word-count="1273" meta:character-count="7979" meta:non-whitespace-character-count="6736"/>
    <meta:user-defined meta:name="AppVersion">16.0000</meta:user-defined>
    <meta:user-defined meta:name="Created" meta:value-type="date">2018-03-26T00:00:00</meta:user-defined>
    <meta:user-defined meta:name="Creator">PDF24 Creator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0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